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0ccc" officeooo:paragraph-rsid="001b0ccc"/>
    </style:style>
    <style:style style:name="P2" style:family="paragraph" style:parent-style-name="Preformatted_20_Text">
      <style:text-properties officeooo:rsid="001b9f1e" officeooo:paragraph-rsid="001b9f1e"/>
    </style:style>
    <style:style style:name="T1" style:family="text">
      <style:text-properties officeooo:rsid="001b0ccc"/>
    </style:style>
    <style:style style:name="T2" style:family="text">
      <style:text-properties officeooo:rsid="001b9f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tab/><text:tab/><text:tab/><text:tab/><text:span text:style-name="T1">User stories</text:span></text:p>
      <text:p text:style-name="Preformatted_20_Text"/>
      <text:p text:style-name="P1"/>
      <text:p text:style-name="P1">En tant qu’utilisateur je veux :</text:p>
      <text:p text:style-name="P1"/>
      <text:p text:style-name="P1">- un formulaire <text:span text:style-name="T2">avec un seul champ</text:span> pour envoyer du texte.</text:p>
      <text:p text:style-name="P1">- <text:span text:style-name="T2">pouvoir voir</text:span> le nombre de lettre<text:span text:style-name="T2">s</text:span>, de mots et de phrases <text:span text:style-name="T2">que j’écris</text:span>.</text:p>
      <text:p text:style-name="P1">- <text:span text:style-name="T2">pouvoir voir la moyenne de toutes mes entrées.</text:span></text:p>
      <text:p text:style-name="P1"/>
      <text:p text:style-name="P2">En tant qu’admin je veux :</text:p>
      <text:p text:style-name="P2"/>
      <text:p text:style-name="P2">- le formulaire à gauche et l’affichage à droite, ainsi que la moyenne en dessous.</text:p>
      <text:p text:style-name="P2">- analyser les données envoyées via AJAX par une class PHP pour ressortir le nombre de lettres, mots et phrases.</text:p>
      <text:p text:style-name="P2">- que toutes ces données soient conserver dans une session pour pouvoir en faire une moye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6T08:44:34.059109795</dc:date>
    <meta:editing-duration>PT7M38S</meta:editing-duration>
    <meta:editing-cycles>1</meta:editing-cycles>
    <meta:document-statistic meta:table-count="0" meta:image-count="0" meta:object-count="0" meta:page-count="1" meta:paragraph-count="9" meta:word-count="99" meta:character-count="537" meta:non-whitespace-character-count="443"/>
    <meta:generator>LibreOffice/5.4.6.2$Linux_X86_64 LibreOffice_project/40m0$Build-2</meta:generator>
  </office:meta>
</office:document-meta>
</file>